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76.24mm"/>
    </style:style>
    <style:style style:name="co3" style:family="table-column">
      <style:table-column-properties fo:break-before="auto" style:column-width="65.6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32.01mm" fo:break-before="auto" style:use-optimal-row-height="true"/>
    </style:style>
    <style:style style:name="ro5" style:family="table-row">
      <style:table-row-properties style:row-height="36.51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27.52mm" fo:break-before="auto" style:use-optimal-row-height="true"/>
    </style:style>
    <style:style style:name="ro9" style:family="table-row">
      <style:table-row-properties style:row-height="45.51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Indicator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urrent Share Value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arnings Per Share</text:p>
          </table:table-cell>
          <table:table-cell table:style-name="ce4" office:value-type="string" calcext:value-type="string">
            <text:p>MC -&gt; Financials -&gt; Ratios -&gt; (Consolidate) -&gt; Diluted EP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otal Profit</text:p>
          </table:table-cell>
          <table:table-cell table:style-name="ce4" office:value-type="string" calcext:value-type="string">
            <text:p><text:span text:style-name="T1">MC -&gt; Financials -&gt; Yearly results -&gt; (Consolidate) -&gt; </text:span>Net P/L After M.I &amp; Associate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otal Revenues</text:p>
          </table:table-cell>
          <table:table-cell table:style-name="ce4" office:value-type="string" calcext:value-type="string">
            <text:p><text:span text:style-name="T1">MC -&gt; Financials -&gt; Yearly results -&gt; (Consolidate) -&gt; </text:span>Total Income From Operation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Market Cap</text:p>
          </table:table-cell>
          <table:table-cell table:style-name="ce4"/>
          <table:table-cell office:value-type="string" calcext:value-type="string">
            <text:p>dynamic</text:p>
          </table:table-cell>
          <table:table-cell office:value-type="string" calcext:value-type="string">
            <text:p>Large cap = 200bn i.e. 20000 Cr and above </text:p>
            <text:p>Midcap = 50bn to 200bn i.e. 5000 to 20000 Cr</text:p>
            <text:p>Smallcap = less than 50bn i.e. 5000 Cr.</text:p>
            <text:p/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vg 30 Day Vol.</text:p>
          </table:table-cell>
          <table:table-cell table:style-name="ce4"/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Avg – 3yr P/E</text:p>
          </table:table-cell>
          <table:table-cell table:style-name="ce4" office:value-type="string" calcext:value-type="string">
            <text:p>DEPENDENT ON EPS AND CURRENT SHARE VALU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-Sum(EPS of Year + EPS of Year-1 + EPS of Year-2)/3 : This gives 3 Year Avg. EPS.</text:p>
            <text:p>-Avg – 3yr P/E = (Current Share Value)/(3 Year Avg. EPS)</text:p>
            <text:p/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urrent yr P/E</text:p>
          </table:table-cell>
          <table:table-cell table:style-name="ce4" office:value-type="string" calcext:value-type="string">
            <text:p>DEPENDENT ON EPS AND CURRENT SHARE VALU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Current yr P/E = (Current Share Value)/(EPS of Year 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/B</text:p>
          </table:table-cell>
          <table:table-cell table:style-name="ce4"/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g – 3yrP/E) * P/B</text:p>
          </table:table-cell>
          <table:table-cell table:style-name="ce4" office:value-type="string" calcext:value-type="string">
            <text:p>dependent on Avg – 3yrP/E calculated and P/B</text:p>
          </table:table-cell>
          <table:table-cell office:value-type="string" calcext:value-type="string">
            <text:p>calculated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g – Earnings Yield% for 3years</text:p>
          </table:table-cell>
          <table:table-cell table:style-name="ce4" office:value-type="string" calcext:value-type="string">
            <text:p>Dependent on Avg – 3yr P/E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This is simply: (1/(Avg – 3yr P/E))*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vg – Earnings Yield% for Current Year</text:p>
          </table:table-cell>
          <table:table-cell table:style-name="ce4" office:value-type="string" calcext:value-type="string">
            <text:p>Dependent on Current yr P/E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-This is : (1/(Current yr P/E))*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10yr G-Sec Yield as on analysis date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PH</text:p>
          </table:table-cell>
          <table:table-cell table:style-name="ce4" office:value-type="string" calcext:value-type="string">
            <text:p>MC -&gt; Shareholding -&gt; Shareholding Pattern -&gt; Total shareholding of Promoter and Promoter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BT/share</text:p>
          </table:table-cell>
          <table:table-cell table:style-name="ce4" office:value-type="string" calcext:value-type="string">
            <text:p>MC -&gt; Financials -&gt; Ratios -&gt; (Consolidate) -&gt; PBT/share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Operating Profit Per Share &gt; EPS:</text:p>
          </table:table-cell>
          <table:table-cell table:style-name="ce4" office:value-type="string" calcext:value-type="string">
            <text:p>Dependent on PBT/share (whcih is nothing but Op. Profit per share) and EPS</text:p>
          </table:table-cell>
          <table:table-cell office:value-type="string" calcext:value-type="string">
            <text:p>calculated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/E</text:p>
          </table:table-cell>
          <table:table-cell table:style-name="ce4" office:value-type="string" calcext:value-type="string">
            <text:p>MC -&gt; Financials -&gt; Ratios -&gt; (Consolidate) -&gt; D/E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P/L Before Other Inc. , Int., Excpt. Items &amp; Tax</text:p>
          </table:table-cell>
          <table:table-cell table:style-name="ce4" office:value-type="string" calcext:value-type="string">
            <text:p>MC -&gt; Financials -&gt; Yearly results -&gt; (Consolidate) -&gt; P/L Before Other Inc. , Int., Excpt. Items &amp; Tax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Interest Expense</text:p>
          </table:table-cell>
          <table:table-cell table:style-name="ce4" office:value-type="string" calcext:value-type="string">
            <text:p>MC -&gt; Financials -&gt; Yearly results -&gt; (Consolidate) -&gt; Interest Expense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Interest Coverage</text:p>
          </table:table-cell>
          <table:table-cell table:style-name="ce4" office:value-type="string" calcext:value-type="string">
            <text:p>Dependent on 'P/L Before Other Inc. , Int., Excpt. Items &amp; Tax' and 'Interest Expense'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-Interest Coverage : (P/L Before Other Inc. , Int., Excpt. Items &amp; Tax)/(Interest Expense)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Inventory Turnover Ratio</text:p>
          </table:table-cell>
          <table:table-cell table:style-name="ce4" office:value-type="string" calcext:value-type="string">
            <text:p>MC -&gt; Financials -&gt; Ratios -&gt; (Consolidate) -&gt; Inventory Turnover Ratio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oE</text:p>
          </table:table-cell>
          <table:table-cell table:style-name="ce4" office:value-type="string" calcext:value-type="string">
            <text:p>MC -&gt; Financials -&gt; Ratios -&gt; (Consolidate) -&gt; RoE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RoCE</text:p>
          </table:table-cell>
          <table:table-cell table:style-name="ce4" office:value-type="string" calcext:value-type="string">
            <text:p>MC -&gt; Financials -&gt; Ratios -&gt; (Consolidate) -&gt; RoCE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Current Assets</text:p>
          </table:table-cell>
          <table:table-cell table:style-name="ce4" office:value-type="string" calcext:value-type="string">
            <text:p>MC -&gt; Financial -&gt; Balance Sheet -&gt; (Consolidated) -&gt; Total Current Asset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n-Current Assets</text:p>
          </table:table-cell>
          <table:table-cell table:style-name="ce4" office:value-type="string" calcext:value-type="string">
            <text:p><text:span text:style-name="T1">MC -&gt; Financial -&gt; Balance Sheet -&gt; (Consolidated) -&gt;</text:span> Total Non-Current Asset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Current Liabilities</text:p>
          </table:table-cell>
          <table:table-cell table:style-name="ce4" office:value-type="string" calcext:value-type="string">
            <text:p><text:span text:style-name="T1">MC -&gt; Financial -&gt; Balance Sheet -&gt; (Consolidated) -&gt;</text:span> Total Current Liabilitie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n-Current Liabilities</text:p>
          </table:table-cell>
          <table:table-cell table:style-name="ce4" office:value-type="string" calcext:value-type="string">
            <text:p><text:span text:style-name="T1">MC -&gt; Financial -&gt; Balance Sheet -&gt; (Consolidated) -&gt;</text:span> Total Non-Current Liabilities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Current Ratio</text:p>
          </table:table-cell>
          <table:table-cell table:style-name="ce4" office:value-type="string" calcext:value-type="string">
            <text:p>Dependent on Current Assets and Current Liabilities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-Current Ratio : (Current Assets)/(Current Liabilities) </text:p>
          </table:table-cell>
          <table:table-cell table:number-columns-repeated="1020"/>
        </table:table-row>
        <table:table-row table:style-name="ro7">
          <table:table-cell table:style-name="ce4" office:value-type="string" calcext:value-type="string">
            <text:p>Debt Ratio</text:p>
          </table:table-cell>
          <table:table-cell table:style-name="ce4" office:value-type="string" calcext:value-type="string">
            <text:p>Dependent on Current Assets and Current Liabilities and Non-Current Assets and Non-Current Liabilities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-Debt Ratio : (Total Liabilities)/(Total Assets)</text:p>
          </table:table-cell>
          <table:table-cell table:number-columns-repeated="1020"/>
        </table:table-row>
        <table:table-row table:style-name="ro8">
          <table:table-cell table:style-name="ce4" office:value-type="string" calcext:value-type="string">
            <text:p>LT-Debt to WC Ratio</text:p>
          </table:table-cell>
          <table:table-cell table:style-name="ce4" office:value-type="string" calcext:value-type="string">
            <text:p>Dependent on Non-Current Liabilities (LT-Debt is same as this) and Current Assets and Current Liabilities (CA - CL is working capital)</text:p>
          </table:table-cell>
          <table:table-cell office:value-type="string" calcext:value-type="string">
            <text:p>calculated</text:p>
          </table:table-cell>
          <table:table-cell table:style-name="ce4" office:value-type="string" calcext:value-type="string">
            <text:p>-LT-Debt to WC Ratio : (Non-Current Liabilities)/(Current Assets - Current Liabilities)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Net Profit Margin</text:p>
          </table:table-cell>
          <table:table-cell table:style-name="ce4" office:value-type="string" calcext:value-type="string">
            <text:p>MC -&gt; Financials -&gt; Ratios -&gt; (Consolidated) -&gt; 'Net Profit Margin After MI And SOA Margin'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9">
          <table:table-cell table:style-name="ce4" office:value-type="string" calcext:value-type="string">
            <text:p>CFO to PAT ratio</text:p>
          </table:table-cell>
          <table:table-cell office:value-type="string" calcext:value-type="string">
            <text:p>MC -&gt; Financials -&gt; Cash Flows -&gt; (Consolidated) -&gt; Net CashFlow From Operating Activities</text:p>
            <text:p/>
            <text:p>MC -&gt; Financials -&gt; Yearly Results -&gt; (Consolidated) -&gt; Net Profit/(Loss) For the Period</text:p>
          </table:table-cell>
          <table:table-cell office:value-type="string" calcext:value-type="string">
            <text:p>static</text:p>
          </table:table-cell>
          <table:table-cell table:style-name="ce4" office:value-type="string" calcext:value-type="string">
            <text:p>-CFO to PAT Ratio : (CFO Sum for a 5yr period)/(PAT Sum for a 5yr period)</text:p>
          </table:table-cell>
          <table:table-cell table:number-columns-repeated="1020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22:46:48.221237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8:16:07.571746283</meta:creation-date>
    <dc:date>2019-12-23T23:18:17.067132627</dc:date>
    <meta:editing-duration>PT35M17S</meta:editing-duration>
    <meta:editing-cycles>34</meta:editing-cycles>
    <meta:generator>LibreOffice/6.0.7.3$Linux_X86_64 LibreOffice_project/00m0$Build-3</meta:generator>
    <meta:document-statistic meta:table-count="1" meta:cell-count="105" meta:object-count="0"/>
    <meta:user-defined meta:name="qrichtext">1</meta:user-defined>
  </office:meta>
</office:document-meta>
</file>